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🛠️ Guia: Como conectar ao banco de dados e fazer upload de imagens</text:h>
      <text:h text:style-name="Heading_20_3" text:outline-level="3">1. 📦 Instalação e configuração inicial</text:h>
      <text:h text:style-name="Heading_20_4" text:outline-level="4">✅ Pré-requisitos:</text:h>
      <text:list text:style-name="L1">
        <text:list-item>
          <text:p text:style-name="P1">Python instalado (versão 3.9+ recomendada)</text:p>
        </text:list-item>
        <text:list-item>
          <text:p text:style-name="P1">Conta e banco configurado no <text:span text:style-name="Strong_20_Emphasis">Render</text:span></text:p>
        </text:list-item>
        <text:list-item>
          <text:p text:style-name="P1">Dependências instaladas via <text:span text:style-name="Source_20_Text">requirements.txt</text:span></text:p>
        </text:list-item>
      </text:list>
      <text:h text:style-name="Heading_20_4" text:outline-level="4">📁 Criação do arquivo <text:span text:style-name="Source_20_Text">.env</text:span></text:h>
      <text:p text:style-name="Text_20_body">Na raiz do projeto (mesmo nível da pasta <text:span text:style-name="Source_20_Text">app</text:span> e do arquivo <text:span text:style-name="Source_20_Text">main.py</text:span>), crie um arquivo chamado:</text:p>
      <text:p text:style-name="P2"><text:span text:style-name="Source_20_Text">.env</text:span></text:p>
      <text:p text:style-name="Quotations">⚠️ O nome deve ser <text:span text:style-name="Strong_20_Emphasis">exatamente</text:span> <text:span text:style-name="Source_20_Text">.env</text:span> — sem nenhum texto antes ou depois.</text:p>
      <text:h text:style-name="Heading_20_4" text:outline-level="4">📝 Dentro do <text:span text:style-name="Source_20_Text">.env</text:span>, adicione:</text:h>
      <text:p text:style-name="P2"><text:span text:style-name="Source_20_Text">DATABASE_URL=postgresql://usuario:senha@host:porta/nomedobanco</text:span></text:p>
      <text:p text:style-name="Quotations">Substitua pelo valor real da sua URL do banco de dados PostgreSQL no Render.</text:p>
      <text:p text:style-name="Horizontal_20_Line"/>
      <text:h text:style-name="Heading_20_3" text:outline-level="3">2. ▶️ Executando o projeto localmente</text:h>
      <text:p text:style-name="Text_20_body">Abra o terminal na raiz do projeto e execute o seguinte comando:</text:p>
      <text:p text:style-name="P2"><text:span text:style-name="Source_20_Text">uvicorn main:app --reload</text:span></text:p>
      <text:p text:style-name="Text_20_body">Isso iniciará o servidor FastAPI. Você verá uma saída semelhante a:</text:p>
      <text:p text:style-name="P2"><text:span text:style-name="Source_20_Text">Uvicorn running on http://127.0.0.1:8000 (Press CTRL+C to quit)</text:span></text:p>
      <text:p text:style-name="Horizontal_20_Line"/>
      <text:h text:style-name="Heading_20_3" text:outline-level="3">3. 🌐 Acessando a documentação interativa</text:h>
      <text:p text:style-name="Text_20_body">Abra seu navegador e acesse:</text:p>
      <text:p text:style-name="P2"><text:span text:style-name="Source_20_Text">http://127.0.0.1:8000/docs</text:span></text:p>
      <text:p text:style-name="Text_20_body">Aqui, você verá a <text:span text:style-name="Strong_20_Emphasis">documentação interativa</text:span> da API (Swagger UI), onde poderá testar os endpoints diretamente.</text:p>
      <text:p text:style-name="Horizontal_20_Line"/>
      <text:h text:style-name="Heading_20_3" text:outline-level="3">4. 🔌 Testando a conexão com o banco</text:h>
      <text:p text:style-name="Text_20_body">No Swagger, localize o endpoint:</text:p>
      <text:p text:style-name="P2"><text:soft-page-break/><text:span text:style-name="Source_20_Text">GET /api/test-conn/</text:span></text:p>
      <text:p text:style-name="Text_20_body">Clique em <text:span text:style-name="Strong_20_Emphasis">"Try it out"</text:span> → <text:span text:style-name="Strong_20_Emphasis">"Execute"</text:span>.<text:line-break/>Se tudo estiver certo, a resposta será algo como:</text:p>
      <text:p text:style-name="P3"><text:span text:style-name="Source_20_Text">{</text:span></text:p>
      <text:p text:style-name="P4"><text:span text:style-name="Source_20_Text"><text:s text:c="2"/>"message": "Conexão com o banco de dados bem-sucedida!"</text:span></text:p>
      <text:p text:style-name="P5"><text:span text:style-name="Source_20_Text">}</text:span></text:p>
      <text:p text:style-name="Horizontal_20_Line"/>
      <text:h text:style-name="Heading_20_3" text:outline-level="3">5. 🖼️ Enviando uma imagem para o banco</text:h>
      <text:p text:style-name="Text_20_body">Use o endpoint:</text:p>
      <text:p text:style-name="P2"><text:span text:style-name="Source_20_Text">POST /files/upload-image/</text:span></text:p>
      <text:list text:style-name="L2">
        <text:list-item>
          <text:p text:style-name="P6">Clique em <text:span text:style-name="Strong_20_Emphasis">"Try it out"</text:span></text:p>
        </text:list-item>
        <text:list-item>
          <text:p text:style-name="P6">Em <text:span text:style-name="Strong_20_Emphasis">"file"</text:span>, selecione uma imagem do seu computador</text:p>
        </text:list-item>
        <text:list-item>
          <text:p text:style-name="P6">Clique em <text:span text:style-name="Strong_20_Emphasis">"Execute"</text:span></text:p>
        </text:list-item>
      </text:list>
      <text:p text:style-name="Text_20_body">Se o upload for bem-sucedido, a resposta mostrará os dados da imagem, como <text:span text:style-name="Source_20_Text">id</text:span>, <text:span text:style-name="Source_20_Text">filename</text:span>, <text:span text:style-name="Source_20_Text">filepath</text:span> e <text:span text:style-name="Source_20_Text">content_type</text:span>.</text:p>
      <text:p text:style-name="Horizontal_20_Line"/>
      <text:h text:style-name="Heading_20_3" text:outline-level="3">6. 🧾 Verificando a imagem no banco (via pgAdmin ou Query Tool)</text:h>
      <text:p text:style-name="Text_20_body">Se estiver usando o <text:span text:style-name="Strong_20_Emphasis">pgAdmin</text:span> ou a <text:span text:style-name="Strong_20_Emphasis">Query Tool</text:span> do Render:</text:p>
      <text:list text:style-name="L3">
        <text:list-item>
          <text:p text:style-name="P7">Conecte-se ao seu banco</text:p>
        </text:list-item>
        <text:list-item>
          <text:p text:style-name="P7">Execute a seguinte query:</text:p>
        </text:list-item>
      </text:list>
      <text:p text:style-name="P2"><text:span text:style-name="Source_20_Text">SELECT * FROM images;</text:span></text:p>
      <text:p text:style-name="Text_20_body">Isso mostrará todos os registros da tabela <text:span text:style-name="Source_20_Text">images</text:span>, incluindo os nomes dos arquivos e caminh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1:32:03.241000000</meta:creation-date>
    <dc:date>2025-05-23T11:41:23.575000000</dc:date>
    <meta:editing-duration>PT9M20S</meta:editing-duration>
    <meta:editing-cycles>1</meta:editing-cycles>
    <meta:document-statistic meta:table-count="0" meta:image-count="0" meta:object-count="0" meta:page-count="2" meta:paragraph-count="42" meta:word-count="307" meta:character-count="1851" meta:non-whitespace-character-count="1592"/>
    <meta:generator>LibreOffice/24.8.6.2$Windows_X86_64 LibreOffice_project/6d98ba145e9a8a39fc57bcc76981d1fb1316c60c</meta:generator>
  </office:meta>
</office:document-meta>
</file>